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_5f_ListIntro" style:master-page-name="">
      <style:paragraph-properties style:page-number="auto" fo:keep-with-next="always"/>
    </style:style>
    <style:style style:name="P7" style:family="paragraph" style:parent-style-name="OOoFigure" style:master-page-name="">
      <style:paragraph-properties style:page-number="auto"/>
    </style:style>
    <style:style style:name="P8" style:family="paragraph" style:parent-style-name="OOoFigureCaption" style:master-page-name="">
      <style:paragraph-properties fo:text-align="center" style:justify-single-word="false"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fo:keep-together="auto" fo:orphans="2" fo:widows="2" style:page-number="auto" fo:keep-with-next="auto"/>
    </style:style>
    <style:style style:name="P12" style:family="paragraph" style:parent-style-name="OOoFigureCaption">
      <style:paragraph-properties loext:contextual-spacing="false" fo:margin-top="0.0398in" fo:margin-bottom="0in"/>
    </style:style>
    <style:style style:name="P13" style:family="paragraph" style:parent-style-name="OOoTextBody">
      <style:paragraph-properties loext:contextual-spacing="false"/>
    </style:style>
    <style:style style:name="P14" style:family="paragraph" style:parent-style-name="OOoTextBody">
      <style:paragraph-properties loext:contextual-spacing="false" fo:keep-together="always" fo:orphans="0" fo:widows="0"/>
    </style:style>
    <style:style style:name="P15" style:family="paragraph" style:parent-style-name="OOoTextBody">
      <style:text-properties fo:font-weight="normal"/>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loext:contextual-spacing="false"/>
      <style:text-properties fo:font-weight="normal" style:font-weight-asian="normal" style:font-weight-complex="normal"/>
    </style:style>
    <style:style style:name="P18" style:family="paragraph" style:parent-style-name="OOoTextBody">
      <style:paragraph-properties>
        <style:tab-stops>
          <style:tab-stop style:position="4.1043in"/>
        </style:tab-stops>
      </style:paragraph-properties>
    </style:style>
    <style:style style:name="P19" style:family="paragraph" style:parent-style-name="OOoTableText">
      <style:paragraph-properties loext:contextual-spacing="false"/>
    </style:style>
    <style:style style:name="P20" style:family="paragraph" style:parent-style-name="OOoTableText">
      <style:paragraph-properties fo:text-align="center" style:justify-single-word="false"/>
    </style:style>
    <style:style style:name="P21" style:family="paragraph" style:parent-style-name="OOoTextBody">
      <style:paragraph-properties loext:contextual-spacing="false" fo:keep-with-next="always"/>
    </style:style>
    <style:style style:name="P22" style:family="paragraph" style:parent-style-name="OOoTextBody">
      <style:paragraph-properties loext:contextual-spacing="false" fo:keep-with-next="auto"/>
    </style:style>
    <style:style style:name="P23" style:family="paragraph" style:parent-style-name="OOoFigureCaption">
      <style:paragraph-properties loext:contextual-spacing="false" fo:margin-top="0in" fo:margin-bottom="0in"/>
    </style:style>
    <style:style style:name="P24" style:family="paragraph" style:parent-style-name="OOoFigureCaption">
      <style:paragraph-properties loext:contextual-spacing="false" fo:margin-top="0in" fo:margin-bottom="0in" fo:text-align="center" style:justify-single-word="false"/>
    </style:style>
    <style:style style:name="P25" style:family="paragraph" style:parent-style-name="OOoFigureCaption" style:master-page-name="">
      <style:paragraph-properties loext:contextual-spacing="false" fo:margin-top="0in" fo:margin-bottom="0in"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OOoCopyrightPage" style:master-page-name="OOoCopyright">
      <style:paragraph-properties style:page-number="auto"/>
    </style:style>
    <style:style style:name="P53" style:family="paragraph" style:parent-style-name="OOoNum_20_123_20_Cont." style:list-style-name="OOoNum_20_123"/>
    <style:style style:name="P54" style:family="paragraph" style:parent-style-name="OOoNum_20_123_20_Cont." style:list-style-name="OOoNum_20_123">
      <style:paragraph-properties loext:contextual-spacing="false"/>
    </style:style>
    <style:style style:name="P55" style:family="paragraph" style:parent-style-name="OOoNum_20_123_20_Cont.">
      <style:paragraph-properties loext:contextual-spacing="false"/>
    </style:style>
    <style:style style:name="P56" style:family="paragraph" style:parent-style-name="OOoNum_20_123_20_End" style:list-style-name="OOoNum_20_123"/>
    <style:style style:name="P57" style:family="paragraph" style:parent-style-name="OOoNum_20_123_20_End">
      <style:paragraph-properties loext:contextual-spacing="false"/>
    </style:style>
    <style:style style:name="P58" style:family="paragraph" style:parent-style-name="OOoNum_20_123_20_Start" style:list-style-name="OOoNum_20_123"/>
    <style:style style:name="P59" style:family="paragraph" style:parent-style-name="OOoNum_20_123_20_Start">
      <style:paragraph-properties loext:contextual-spacing="false"/>
    </style:style>
    <style:style style:name="P60" style:family="paragraph" style:parent-style-name="OOoNum_20_123_20_Start" style:master-page-name="">
      <style:paragraph-properties style:page-number="auto" fo:keep-with-next="always"/>
    </style:style>
    <style:style style:name="P61" style:family="paragraph" style:parent-style-name="Contents_20_3" style:master-page-name="OOoTitlePage">
      <style:paragraph-properties style:page-number="auto">
        <style:tab-stops>
          <style:tab-stop style:position="6.3in" style:type="right" style:leader-style="dotted" style:leader-text="."/>
        </style:tab-stops>
      </style:paragraph-properties>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OOoTextBody" style:master-page-name="OOoPageStyle">
      <style:paragraph-properties style:page-number="auto"/>
    </style:style>
    <style:style style:name="P68" style:family="paragraph" style:parent-style-name="OOoTextBody" style:list-style-name="L1"/>
    <style:style style:name="P69" style:family="paragraph" style:parent-style-name="OOoList_20_1_20_Cont." style:list-style-name="OOoBullets_20_1"/>
    <style:style style:name="P70" style:family="paragraph" style:parent-style-name="OOoList_20_1_20_Cont." style:list-style-name="OOoBullets_20_1">
      <style:paragraph-properties loext:contextual-spacing="false"/>
    </style:style>
    <style:style style:name="P71" style:family="paragraph" style:parent-style-name="OOoList_20_1_20_Cont." style:master-page-name="">
      <style:paragraph-properties fo:margin-top="0in" fo:margin-bottom="0in" style:page-number="auto"/>
    </style:style>
    <style:style style:name="T1" style:family="text">
      <style:text-properties style:font-name="Times New Roman"/>
    </style:style>
    <style:style style:name="T2" style:family="text">
      <style:text-properties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12pt"/>
    </style:style>
    <style:style style:name="T9" style:family="text">
      <style:text-properties style:font-name="Times New Roman1" fo:font-size="11pt" style:letter-kerning="true"/>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style:use-window-font-color="true" loext:opacity="0%"/>
    </style:style>
    <style:style style:name="T20" style:family="text">
      <style:text-properties style:font-name="Wingdings" fo:font-style="normal" style:font-style-asian="normal" style:font-style-complex="normal"/>
    </style:style>
    <style:style style:name="T21" style:family="text">
      <style:text-properties fo:color="#000000" fo:font-weight="bold" style:font-weight-asian="bold" style:font-weight-complex="bold" loext:opacity="100%"/>
    </style:style>
    <style:style style:name="T22" style:family="text">
      <style:text-properties fo:font-size="10pt" style:font-size-asian="10pt" style:font-size-complex="10pt"/>
    </style:style>
    <style:style style:name="T23" style:family="text">
      <style:text-properties style:font-name="DejaVu Serif1" fo:font-size="11pt" fo:language="en" fo:country="US" fo:font-weight="bold" style:letter-kerning="true" style:font-size-asian="11pt"/>
    </style:style>
    <style:style style:name="T24" style:family="text">
      <style:text-properties style:font-name="DejaVu Serif1" fo:font-size="11pt" fo:language="en" fo:country="US" fo:font-weight="bold" style:letter-kerning="true" style:font-size-asian="11pt" style:font-weight-asian="normal" style:font-weight-complex="normal"/>
    </style:style>
    <style:style style:name="T25"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OOoHeading_20_0" text:outline-level="1"><text:bookmark-start text:name="__RefHeading__3182_1111501873"/>Chapter <text:span text:style-name="OOoChapterNumber">3 </text:span><text:line-break/>Getting Started with Writer<text:bookmark-end text:name="__RefHeading__3182_1111501873"/></text:h>
      <text:h text:style-name="OOoHeading_20_1" text:outline-level="2"><text:bookmark-start text:name="__RefHeading__3184_1111501873"/>What Is Writer?<text:bookmark-end text:name="__RefHeading__3184_1111501873"/></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8544148" text:key1="Writer"/>features<text:alphabetical-index-mark text:string-value="workspace" text:key1="Writer"/><text:alphabetical-index-mark-end text:id="IMark68544148"/><text:alphabetical-index-mark text:string-value="Writer" text:key1="features"/>:</text:p>
      <text:list xml:id="list121279936680287633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3186_1111501873"/>The Writer Interface<text:bookmark-end text:name="__RefHeading__3186_1111501873"/></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9"><draw:text-box fo:min-height="3.5374in"><text:p text:style-name="OOoFigureCaption"><draw:frame draw:style-name="fr9" draw:name="AOO41GS04_001" text:anchor-type="as-char" svg:width="6.1161in" svg:height="3.3311in" draw:z-index="18"><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3188_1111501873"/>Status Bar<text:bookmark-end text:name="__RefHeading__3188_1111501873"/></text:h>
      <text:p text:style-name="OOoTextBody">The Writer <text:alphabetical-index-mark-start text:id="IMark68544052" text:key1="Writer"/><text:alphabetical-index-mark text:string-value="Writer" text:key1="status bar"/>status bar<text:alphabetical-index-mark-end text:id="IMark68544052"/> provides information about the document and convenient ways to quickly change some document features.</text:p>
      <text:p text:style-name="OOoFigure"><draw:frame draw:style-name="fr2" draw:name="Figure_AOO41GS04_2" text:anchor-type="as-char" svg:width="5.2783in" draw:z-index="0"><draw:text-box fo:min-height="1.2102in"><text:p text:style-name="OOoFigureCaption"><draw:frame draw:style-name="fr10" draw:name="AOO41GS04_002" text:anchor-type="as-char" svg:width="5.2953in" svg:height="0.9528in" draw:z-index="19"><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4"> (Do </text:span></text:span><text:span text:style-name="OOoMenuPath"><text:span text:style-name="T4">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20"><draw:text-box fo:min-height="1.2366in"><text:p text:style-name="OOoFigureCaption"><draw:frame draw:style-name="fr11" draw:name="AOO41GS04_003" text:anchor-type="paragraph" svg:x="0in" svg:y="0in" svg:width="5.6181in" svg:height="1.0398in" draw:z-index="2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4"><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5"><draw:text-box fo:min-height="3.4339in"><text:p text:style-name="OOoFigureCaption"><draw:frame draw:style-name="fr13" draw:name="AOO41GS04_005" text:anchor-type="paragraph" svg:x="0.0016in" svg:y="0.0008in" svg:width="4.9217in" svg:height="3.4016in" draw:z-index="26"><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7"><draw:image xlink:href="Pictures/10000201000000C80000001AFDBE10AC.png" xlink:type="simple" xlink:show="embed" xlink:actuate="onLoad"/></draw:frame></text:p>
      <text:h text:style-name="OOoHeading_20_1" text:outline-level="2"><text:bookmark-start text:name="__RefHeading__3190_1111501873"/>Changing D<text:alphabetical-index-mark text:string-value="document Views" text:key1="Writer"/><text:alphabetical-index-mark text:string-value="document Views"/>ocument Views<text:bookmark-end text:name="__RefHeading__3190_1111501873"/></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16">When in Print Layout, you can use both the <text:alphabetical-index-mark text:string-value="zoom"/>Zoom slider and the View Layout icons on the status bar. In Web Layout, you can use the Zoom slider.</text:p>
      <text:p text:style-name="P17">You can also choose <text:span text:style-name="OOoMenuPath">View </text:span><text:span text:style-name="OOoMenuPath"><text:span text:style-name="T23">&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draw:text-box fo:min-height="2.802in"><text:p text:style-name="OOoFigureCaption"><draw:frame draw:style-name="fr10" draw:name="AOO41GS04_007" text:anchor-type="as-char" svg:width="5.3799in" svg:height="2.5799in" draw:z-index="2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3192_1111501873"/>Moving Quickly through a Document<text:bookmark-end text:name="__RefHeading__3192_1111501873"/></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68544052"/><text:alphabetical-index-mark-start text:id="IMark68588636" text:key1="Writer"/>Navigation toolbar<text:alphabetical-index-mark-end text:id="IMark68588636"/><text:alphabetical-index-mark-end text:id="IMark68544052"/>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29"><draw:text-box fo:min-height="1.7638in"><text:p text:style-name="OOoFigureCaption"><draw:frame draw:style-name="fr14" draw:name="AOO41GS04_008" text:anchor-type="as-char" svg:width="3.5244in" svg:height="1.4929in" draw:z-index="3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8588780" text:key1="Writer"/><text:alphabetical-index-mark-start text:id="IMark68588924"/>Navigation icons<text:alphabetical-index-mark-end text:id="IMark68588924"/><text:alphabetical-index-mark-end text:id="IMark68588780"/></text:p></draw:text-box></draw:frame></text:p>
      <text:p text:style-name="P16">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31"><draw:text-box fo:min-height="1.3937in"><text:p text:style-name="OOoFigureCaption"><draw:frame draw:style-name="fr15" draw:name="AOO41GS04_009" text:anchor-type="paragraph" svg:x="0.0016in" svg:y="0.0008in" svg:width="2.7189in" svg:height="1.1665in" draw:z-index="3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2">Previous</text:span></text:span><text:span text:style-name="T6"> and </text:span><text:span text:style-name="OOoMenuPath"><text:span text:style-name="T2">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6">tooltips) change to match the selected category; for example, </text:span><text:span text:style-name="OOoMenuPath"><text:span text:style-name="T2">Next Graphic</text:span></text:span><text:span text:style-name="T6">, </text:span><text:span text:style-name="OOoMenuPath"><text:span text:style-name="T2">Next Bookmark</text:span></text:span><text:span text:style-name="T6">, or </text:span><text:span text:style-name="OOoMenuPath"><text:span text:style-name="T2">Continue search forward</text:span></text:span><text:span text:style-name="T6">.</text:span></text:p>
      <text:p text:style-name="OOoTextBody"><text:soft-page-break/><text:span text:style-name="T6">For more uses of the Navigator in Writer, see the </text:span><text:span text:style-name="OOoEmphasis"><text:span text:style-name="T6">Writer Guide</text:span></text:span><text:span text:style-name="T6">.</text:span></text:p>
      <text:h text:style-name="OOoHeading_20_1" text:outline-level="2"><text:bookmark-start text:name="__RefHeading__3194_1111501873"/>Working with Documents<text:bookmark-end text:name="__RefHeading__3194_1111501873"/></text:h>
      <text:p text:style-name="P10">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3196_1111501873"/>Saving as a Microsoft Word File<text:bookmark-end text:name="__RefHeading__3196_1111501873"/></text:h>
      <text:p text:style-name="OOoTextBody_5f_ListIntro">If you need to exchange files with users of Microsoft Word who are unwilling or unable to receive *.odt files, you can save a document as a Microsoft Word file.</text:p>
      <text:list xml:id="list4230920970741652923" text:style-name="OOoNum_20_123">
        <text:list-item text:start-value="1">
          <text:p text:style-name="P58"><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6">Then choose <text:span text:style-name="OOoMenuPath">File </text:span><text:span text:style-name="OOoMenuPath"><text:span text:style-name="T23">&gt;</text:span></text:span><text:span text:style-name="OOoMenuPath">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20"><draw:frame draw:style-name="fr16" draw:name="AOO41GS04_010_dangersign" text:anchor-type="as-char" svg:y="-0.2634in" svg:width="0.4307in" svg:height="0.398in" draw:z-index="3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34"><draw:text-box fo:min-height="4.0161in"><text:p text:style-name="OOoFigureCaption"><draw:frame draw:style-name="fr9" draw:name="AOO41GS04_011" text:anchor-type="as-char" svg:width="5.5091in" svg:height="3.8417in" draw:z-index="35"><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9">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3198_1111501873"/><text:reference-mark-start text:name="Working with text"/>Working with Text<text:bookmark-end text:name="__RefHeading__3198_1111501873"/><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3200_1111501873"/><text:reference-mark-start text:name="select non-next items"/>Selecting Items That Are Not Consecutive<text:bookmark-end text:name="__RefHeading__3200_1111501873"/><text:reference-mark-end text:name="select non-next items"/></text:h>
      <text:p text:style-name="OOoTextBody_5f_ListIntro">To select <text:alphabetical-index-mark-start text:id="IMark68543236" text:key1="selecting"/><text:alphabetical-index-mark text:string-value="nonconsecutive items, selecting"/>nonconsecutive items<text:alphabetical-index-mark-end text:id="IMark68543236"/> (as shown in <text:sequence-ref text:reference-format="category-and-value" text:ref-name="refFigure8">Figure 9</text:sequence-ref>) using the mouse:</text:p>
      <text:list xml:id="list36256805" text:continue-list="list4230920970741652923"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trl</text:span></text:span> key and use the mouse to select the next piece of text.</text:p>
        </text:list-item>
        <text:list-item>
          <text:p text:style-name="OOoNum_20_123_20_End">Repeat as often as needed.</text:p>
        </text:list-item>
      </text:list>
      <text:p text:style-name="P15">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36"><draw:text-box fo:min-height="2.9091in"><text:p text:style-name="OOoFigureCaption"><draw:frame draw:style-name="fr17" draw:name="AOO41GS04_012" text:anchor-type="as-char" svg:width="5.5701in" svg:height="2.6902in" draw:z-index="37"><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6247740" text:continue-list="list36256805"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text:bookmark-start text:name="__RefHeading__3202_1111501873"/>Selecting a <text:alphabetical-index-mark-start text:id="IMark68544052" text:key1="selecting"/><text:alphabetical-index-mark text:string-value="vertical block of text, select"/>Vertical Block of Text<text:bookmark-end text:name="__RefHeading__3202_1111501873"/><text:alphabetical-index-mark-end text:id="IMark68544052"/></text:h>
      <text:p text:style-name="P13">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3">&gt;</text:span></text:span><text:span text:style-name="OOoMenuPath"> Selection Mode </text:span><text:span text:style-name="OOoMenuPath"><text:span text:style-name="T23">&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1"><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3"><draw:text-box fo:min-height="1in"><text:p text:style-name="OOoFigureCaption"><draw:frame draw:style-name="fr19" draw:name="AOO41GS04_014" text:anchor-type="as-char" svg:width="2.85in" svg:height="0.7598in" draw:z-index="5"><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3204_1111501873"/>Cutting, Copying, and Pasting Text<text:bookmark-end text:name="__RefHeading__3204_1111501873"/></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68544052"/>cut and paste<text:alphabetical-index-mark-end text:id="IMark6854405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2">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2">Undo</text:span></text:span><text:span text:style-name="T6"> icon or press </text:span><text:span text:style-name="OOoKeystroke"><text:span text:style-name="T6">Ctr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64">Choose <text:span text:style-name="OOoMenuPath"><text:span text:style-name="T2">Edit </text:span></text:span><text:span text:style-name="OOoMenuPath"><text:span text:style-name="T24">&gt;</text:span></text:span><text:span text:style-name="OOoMenuPath"><text:span text:style-name="T2"> Paste Special</text:span></text:span>, or</text:p>
        </text:list-item>
      </text:list>
      <text:list xml:id="list36234937" text:continue-list="list1212799366802876336"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text:span text:style-name="T6"><draw:frame draw:style-name="fr2" draw:name="Figure_AOO41GS04_11" text:anchor-type="as-char" svg:width="2.7654in" draw:z-index="7"><draw:text-box fo:min-height="1.4118in"><text:p text:style-name="Figure"><draw:frame draw:style-name="fr20" draw:name="AOO41GS04_015" text:anchor-type="paragraph" svg:width="2.7654in" svg:height="1.4118in" style:rel-height="scale" draw:z-index="17"><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6"> </text:span></text:p>
      <text:h text:style-name="OOoHeading_20_2" text:outline-level="3"><text:bookmark-start text:name="__RefHeading__3206_1111501873"/>Finding and Replacing Text and Formatting<text:bookmark-end text:name="__RefHeading__3206_1111501873"/></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69">Use <text:alphabetical-index-mark-start text:id="IMark353228472"/>wildcards<text:alphabetical-index-mark-end text:id="IMark353228472"/> and <text:alphabetical-index-mark-start text:id="IMark353228616"/>regular expressions<text:alphabetical-index-mark-end text:id="IMark353228616"/> to fine-tune a search</text:p>
        </text:list-item>
      </text:list>
      <text:list xml:id="list36262755" text:continue-list="list36234937"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4"><draw:image xlink:href="Pictures/10000000000000A90000003DF41305D5.png" xlink:type="simple" xlink:show="embed" xlink:actuate="onLoad"/></draw:frame>Using the Find Toolbar</text:h>
      <text:p text:style-name="P13">If the Find toolbar is not visible, you can display it using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3">To display the Find &amp; Replace dialog, use the keyboard shortcut <text:span text:style-name="OOoKeystroke">Ctrl</text:span><text:span text:style-name="OOoKeystroke"><text:span text:style-name="T6">+F</text:span></text:span> or choose <text:span text:style-name="OOoMenuPath">Edit </text:span><text:span text:style-name="OOoMenuPath"><text:span text:style-name="T23">&gt;</text:span></text:span><text:span text:style-name="OOoMenuPath"> Find &amp; Replace</text:span> from<text:span text:style-name="T6"> the menu bar. Optionally, click the </text:span><text:span text:style-name="OOoMenuPath"><text:span text:style-name="T2">More Options</text:span></text:span><text:span text:style-name="T6"> button to expand the dialog; the button changes to </text:span><text:span text:style-name="OOoMenuPath"><text:span text:style-name="T2">Fewer Options</text:span></text:span><text:span text:style-name="T6">.</text:span></text:p>
      <text:p text:style-name="P30"><text:soft-page-break/><draw:frame draw:style-name="fr3" draw:name="Figure_AOO41GS04_12" text:anchor-type="as-char" svg:width="4.8701in" draw:z-index="38"><draw:text-box fo:min-height="5.1701in"><text:p text:style-name="OOoFigureCaption"><draw:frame draw:style-name="fr14" draw:name="AOO41GS04_017" text:anchor-type="as-char" svg:width="4.8701in" svg:height="4.8953in" draw:z-index="3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6258979" text:continue-list="list36247740" text:style-name="OOoNum_20_123">
        <text:list-item text:start-value="1">
          <text:p text:style-name="P60">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20"><draw:frame draw:style-name="fr16" draw:name="AOO41GS04_018_dangersign" text:anchor-type="as-char" svg:y="-0.2634in" svg:width="0.4307in" svg:height="0.398in" draw:z-index="40"><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3208_1111501873"/><text:soft-page-break/>Inserting Special Characters<text:bookmark-end text:name="__RefHeading__3208_1111501873"/></text:h>
      <text:p text:style-name="OOoTextBody_5f_ListIntro">A <text:span text:style-name="OOoEmphasis">special character</text:span> is one not found on a standard English keyboard. For example, © ¾ æ ç ñ ö ø ¢ are all <text:alphabetical-index-mark-start text:id="IMark353228472"/>special characters<text:alphabetical-index-mark-end text:id="IMark353228472"/>. To insert a special character:</text:p>
      <text:list xml:id="list1570031686" text:style-name="OOoNum_20_123">
        <text:list-item text:start-value="1">
          <text:p text:style-name="P60">Place the cursor <text:span text:style-name="T6">where you want the character to appear.</text:span></text:p>
        </text:list-item>
        <text:list-item>
          <text:p text:style-name="P54">Choose <text:span text:style-name="OOoMenuPath">Insert </text:span><text:span text:style-name="OOoMenuPath"><text:span text:style-name="T23">&gt;</text:span></text:span><text:span text:style-name="OOoMenuPath"> Special Character</text:span> to <text:span text:style-name="T6">open the Special Characters dialog.</text:span></text:p>
        </text:list-item>
        <text:list-item>
          <text:p text:style-name="P56"><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41"><draw:text-box fo:min-height="2.9256in"><text:p text:style-name="OOoFigureCaption"><draw:frame draw:style-name="fr14" draw:name="AOO41GS04_019" text:anchor-type="as-char" svg:width="5.5957in" svg:height="2.6882in" draw:z-index="42"><draw:image xlink:href="Pictures/100000000000024900000119B0CDDEC2.png" xlink:type="simple" xlink:show="embed" xlink:actuate="onLoad"/></draw:frame></text:p><text:p text:style-name="P23">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3210_1111501873"/>Inserting Dashes and <text:alphabetical-index-mark text:string-value="non-breaking spaces"/>Non-breaking Spaces and Hyphens<text:bookmark-end text:name="__RefHeading__3210_1111501873"/></text:h>
      <text:p text:style-name="OOoTextBody">To prevent two words from being separated at the end of a line, press <text:span text:style-name="OOoKeystroke">Ctrl+Shift+space bar</text:span><text:span text:style-name="OOoKeystroke"><text:span text:style-name="T10">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353228472"/>non-breaking hyphen<text:alphabetical-index-mark-end text:id="IMark353228472"/>.</text:p>
      <text:p text:style-name="P13">To enter en and em <text:alphabetical-index-mark-start text:id="IMark353228472"/>dashes<text:alphabetical-index-mark-end text:id="IMark353228472"/>, you can use the <text:span text:style-name="OOoEmphasis">Replace dashes</text:span> option on the Options tab under <text:span text:style-name="OOoMenuPath">Tools </text:span><text:span text:style-name="OOoMenuPath"><text:span text:style-name="T23">&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3212_1111501873"/>Setting Tab Stops and Indents<text:bookmark-end text:name="__RefHeading__3212_1111501873"/></text:h>
      <text:p text:style-name="P4">The horizontal ruler shows both the default <text:alphabetical-index-mark-start text:id="IMark353228472"/>tab stops<text:alphabetical-index-mark-end text:id="IMark35322847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8">To define <text:alphabetical-index-mark-start text:id="IMark353228472"/>indents<text:alphabetical-index-mark-end text:id="IMark353228472"/> and tab settings for one or more selected paragraphs, double-click on a part of the ruler that is not between the left and right indent icons to open the <text:span text:style-name="OOoEmphasis"><text:span text:style-name="T18">Indents &amp; Spacing</text:span></text:span> page of the Paragraph dialog. Double-click anywhere between the left and right indent icons on the ruler to open the <text:span text:style-name="OOoEmphasis">Tabs</text:span> page of the Paragraph dialog.</text:p>
      <text:p text:style-name="P1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3214_1111501873"/>Changing the Default Tab stop Interval<text:bookmark-end text:name="__RefHeading__3214_1111501873"/></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3">To set the measurement unit and the spacing of default tab stop intervals, go to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General</text:span>.</text:p>
      <text:p text:style-name="P34"><draw:frame draw:style-name="fr3" draw:name="Figure_AOO41GS04_14" text:anchor-type="as-char" svg:width="4.6008in" draw:z-index="43"><draw:text-box fo:min-height="1.2661in"><text:p text:style-name="P43"><draw:frame draw:style-name="fr9" draw:name="AOO41GS04_020" text:anchor-type="as-char" svg:width="4.6008in" svg:height="1.0307in" draw:z-index="44"><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353229000"/>measurement unit<text:alphabetical-index-mark-end text:id="IMark353229000"/>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45"><draw:text-box fo:min-height="1.5819in"><text:p text:style-name="P44"><draw:frame draw:style-name="fr22" draw:name="AOO41GS04_021" text:anchor-type="as-char" svg:width="1.3543in" svg:height="1.311in" draw:z-index="46"><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3216_1111501873"/>Checking Spelling and Grammar<text:bookmark-end text:name="__RefHeading__3216_1111501873"/></text:h>
      <text:p text:style-name="P47">Writer provides a <text:alphabetical-index-mark-start text:id="IMark353229000"/>spelling checker<text:alphabetical-index-mark-end text:id="IMark35322900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47"><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48"><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353229000"/>dictionary<text:alphabetical-index-mark-end text:id="IMark353229000"/> language (for example, Spanish, French, or German) on the Spelling and Grammar dialog.</text:p>
        </text:list-item>
        <text:list-item>
          <text:p text:style-name="P69">You can add a word to the dictionary. Click <text:span text:style-name="OOoMenuPath">Add</text:span> in the Spelling and Grammar dialog and pick the dictionary to add it to.</text:p>
        </text:list-item>
        <text:list-item>
          <text:p text:style-name="P70">Click the <text:span text:style-name="OOoMenuPath">Options</text:span> button on the Spelling and Grammar dialog to open a dialog similar to the on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264567" text:continue-list="list36262755"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3">Writer does not include a <text:alphabetical-index-mark-start text:id="IMark353228472"/>grammar checker<text:alphabetical-index-mark-end text:id="IMark35322847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3">&gt;</text:span></text:span><text:span text:style-name="OOoMenuPath"> Spelling and Grammar</text:span>. (See Chapter 11 for more about installing extensions.)</text:p>
      <text:list xml:id="list1418409078166767158" text:style-name="L1">
        <text:list-item>
          <text:list>
            <text:list-header>
              <text:p text:style-name="P68">LanguageTool adds a new menu item and sub-menu to the Tools menu, from which you can configure the tool and check or recheck the document.</text:p>
            </text:list-header>
          </text:list>
        </text:list-item>
      </text:list>
      <text:h text:style-name="OOoHeading_20_2" text:outline-level="3"><text:bookmark-start text:name="__RefHeading__3218_1111501873"/>Using Built-in Language tools<text:bookmark-end text:name="__RefHeading__3218_1111501873"/></text:h>
      <text:p text:style-name="P9">Writer provides some tools that make your work easier if you mix multiple languages within the same document or if you write documents in various languages.</text:p>
      <text:p text:style-name="P9">The main advantage of changing the language is that you can then use the correct dictionaries to check spelling and apply the localized versions of AutoCorrect replacement tables, thesaurus, and hyphenation rules.</text:p>
      <text:p text:style-name="P9"><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2">You can set the language for the whole document, for individual paragraphs, or even for individual words and characters, all from <text:span text:style-name="OOoMenuPath">Tools </text:span><text:span text:style-name="OOoMenuPath"><text:span text:style-name="T23">&gt;</text:span></text:span><text:span text:style-name="OOoMenuPath"> Language</text:span> on the menu bar.</text:p>
      <text:p text:style-name="P13">Another way to change the language of a whole document is to u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Languages</text:span>. In the <text:span text:style-name="OOoEmphasis">Default languages for documents</text:span> section of the Options dialog, you can choose a different language for all the text.</text:p>
      <text:p text:style-name="P13">The spelling checker works only for those languages in the list that have the symbol <draw:frame draw:style-name="fr25" draw:name="AOO41GS04_024_GrammarIcon" text:anchor-type="as-char" svg:width="0.2756in" svg:height="0.2756in" draw:z-index="49"><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3">&gt;</text:span></text:span><text:span text:style-name="OOoMenuPath"> Languages </text:span><text:span text:style-name="OOoMenuPath"><text:span text:style-name="T23">&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3220_1111501873"/><text:reference-mark-start text:name="using autocorrect"/>Using <text:alphabetical-index-mark-start text:id="IMark353228472"/>AutoCorrect<text:bookmark-end text:name="__RefHeading__3220_1111501873"/><text:alphabetical-index-mark-end text:id="IMark353228472"/><text:reference-mark-end text:name="using autocorrect"/></text:h>
      <text:p text:style-name="OOoTextBody">Writer’s AutoCorrect function has a long list of common misspellings and typing errors, which it corrects automatically. For example, “hte” will be changed to “the”.</text:p>
      <text:p text:style-name="P13">Choose <text:span text:style-name="OOoMenuPath">Tools </text:span><text:span text:style-name="OOoMenuPath"><text:span text:style-name="T23">&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3">AutoCorrect is turned on when Writer is installed. To turn it off, uncheck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53324652"/>special characters<text:alphabetical-index-mark-end text:id="IMark353324652"/>. For example, (C) will be autocorrected to ©. You can add your own special characters.</text:p>
          </table:table-cell>
        </table:table-row>
      </table:table>
      <text:h text:style-name="OOoHeading_20_2" text:outline-level="3"><text:bookmark-start text:name="__RefHeading__3222_1111501873"/>Using Word Completion<text:bookmark-end text:name="__RefHeading__3222_1111501873"/></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3"><text:soft-page-break/>To turn off Word Completion, select <text:span text:style-name="OOoMenuPath">Tools </text:span><text:span text:style-name="OOoMenuPath"><text:span text:style-name="T23">&gt;</text:span></text:span><text:span text:style-name="OOoMenuPath"> AutoCorrect Options </text:span><text:span text:style-name="OOoMenuPath"><text:span text:style-name="T23">&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6237061" text:continue-list="list3626456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3224_1111501873"/><text:reference-mark-start text:name="using autotext"/>Using AutoText<text:bookmark-end text:name="__RefHeading__3224_1111501873"/><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255822" text:continue-list="list36258979" text:style-name="OOoNum_20_123">
        <text:list-item text:start-value="1">
          <text:p text:style-name="OOoNum_20_123_20_Start">Type the text into your document.</text:p>
        </text:list-item>
        <text:list-item>
          <text:p text:style-name="OOoNum_20_123_20_Cont.">Select the text.</text:p>
        </text:list-item>
        <text:list-item>
          <text:p text:style-name="P55">Choose <text:span text:style-name="OOoMenuPath">Edit </text:span><text:span text:style-name="OOoMenuPath"><text:span text:style-name="T23">&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bookmark-start text:name="__RefHeading__3226_1111501873"/><text:soft-page-break/>Formatting Text<text:bookmark-end text:name="__RefHeading__3226_1111501873"/></text:h>
      <text:h text:style-name="OOoHeading_20_2" text:outline-level="3"><text:bookmark-start text:name="__RefHeading__3228_1111501873"/>Using Styles Is Recommended<text:bookmark-end text:name="__RefHeading__3228_1111501873"/></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3230_1111501873"/>Formatting Paragraphs<text:bookmark-end text:name="__RefHeading__3230_1111501873"/></text:h>
      <text:p text:style-name="OOoTextBody">You can apply many formats to paragraphs using the buttons on the Formatting toolbar. <text:sequence-ref text:reference-format="text" text:ref-name="refFigure15">Figure 16 Formatting toolbar, showing icons for paragraph formatting</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P42"><draw:frame draw:style-name="fr3" draw:name="Figure_AOO41GS04_16" text:anchor-type="as-char" svg:width="6.0465in" draw:z-index="8"><draw:text-box fo:min-height="2.3035in"><text:p text:style-name="P8"><draw:frame draw:style-name="fr9" draw:name="AOO41GS04_025" text:anchor-type="as-char" svg:width="5.9055in" svg:height="1.1772in" draw:z-index="1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2">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3232_1111501873"/>Formatting Characters<text:bookmark-end text:name="__RefHeading__3232_1111501873"/></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draw:frame draw:style-name="fr3" draw:name="Figure_AOO41GS04_17" text:anchor-type="as-char" svg:width="6.6661in" draw:z-index="11"><draw:text-box fo:min-height="2.2272in"><text:p text:style-name="OOoFigure"><draw:frame draw:style-name="fr14" draw:name="AOO41GS04_026" text:anchor-type="as-char" svg:width="6.6661in" svg:height="0.6299in" draw:z-index="1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2">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9">To remove manual formatting, select the text and choose <text:span text:style-name="OOoMenuPath">Format </text:span><text:span text:style-name="OOoMenuPath"><text:span text:style-name="T23">&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3234_1111501873"/>Auto-formatting<text:bookmark-end text:name="__RefHeading__3234_1111501873"/></text:h>
      <text:p text:style-name="P13">You can set Writer to automatically format parts of a document according to the choices made on the Options page of the AutoCorrect dialog (<text:span text:style-name="OOoMenuPath">Tools </text:span><text:span text:style-name="OOoMenuPath"><text:span text:style-name="T23">&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236692" text:continue-list="list3623706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3">To turn auto-formatting on or off, choose <text:span text:style-name="OOoMenuPath">Format </text:span><text:span text:style-name="OOoMenuPath"><text:span text:style-name="T23">&gt;</text:span></text:span><text:span text:style-name="OOoMenuPath"> AutoCorrect</text:span> and select or <text:span text:style-name="T15">deselect</text:span> the items on the list<text:span text:style-name="T15">.</text:span></text:p>
      <text:h text:style-name="OOoHeading_20_2" text:outline-level="3"><text:bookmark-start text:name="__RefHeading__3236_1111501873"/>Creating Numbered or Bulleted Lists<text:bookmark-end text:name="__RefHeading__3236_1111501873"/></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6235428" text:continue-list="list36236692"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9">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3">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Bullets and Numbering</text:span> to see the toolbar.</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text:soft-page-break/><draw:frame draw:style-name="fr3" draw:name="Figure_AOO41GS04_18" text:anchor-type="as-char" svg:width="6.6661in" draw:z-index="21"><draw:text-box fo:min-height="2.5866in"><text:p text:style-name="OOoFigure"><draw:frame draw:style-name="fr9" draw:name="AOO41GS04_027" text:anchor-type="as-char" svg:width="4.9646in" svg:height="1.1799in" draw:z-index="23"><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9">If numbering or bullets are being applied automatically in a way that you find inappropriate, you can switch them off temporarily by unchecking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able:table-cell>
        </table:table-row>
      </table:table>
      <text:h text:style-name="OOoHeading_20_2" text:outline-level="3"><text:bookmark-start text:name="__RefHeading__3238_1111501873"/>Hyphenating Words<text:bookmark-end text:name="__RefHeading__3238_1111501873"/></text:h>
      <text:p text:style-name="OOoTextBody_5f_ListIntro"><draw:frame draw:style-name="fr7" draw:name="Figure_AOO41GS04_19" text:anchor-type="paragraph" svg:x="3.6339in" svg:y="0.8543in" svg:width="2.8035in" draw:z-index="6"><draw:text-box fo:min-height="2.1535in"><text:p text:style-name="OOoFigureCaption"><text:span text:style-name="T17"><draw:frame draw:style-name="fr12" draw:name="AOO41GS04_028" text:anchor-type="as-char" svg:y="-1.0528in" svg:width="2.7374in" svg:height="1.998in" draw:z-index="50"><draw:image xlink:href="Pictures/100000000000015E0000011AD1F9D505.png" xlink:type="simple" xlink:show="embed" xlink:actuate="onLoad"/></draw:frame></text:span><text:span text:style-name="T17">Figure </text:span><text:span text:style-name="T17"><text:sequence text:ref-name="refFigure18" text:name="Figure" text:formula="ooow:Figure+1" style:num-format="1">19</text:sequence></text:span><text:span text:style-name="T17">: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8">Press <text:span text:style-name="OOoKeystroke">F11</text:span> (<text:span text:style-name="T20">z</text:span><text:span text:style-name="T10">+</text:span><text:span text:style-name="T18">T</text:span> on Mac) to open the Styles and Formatting window or go to the Styles deck of the Sidebar.</text:p>
        </text:list-item>
        <text:list-item>
          <text:p text:style-name="P53">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3">On the Paragraph Style dialog (<text:sequence-ref text:reference-format="category-and-value" text:ref-name="refFigure19">Figure 20</text:sequence-ref>), go to the <text:span text:style-name="OOoStrongEmphasis">Text Flow</text:span> page.</text:p>
        </text:list-item>
        <text:list-item>
          <text:p text:style-name="P56">Under Hyphenation, select or deselect the <text:span text:style-name="OOoMenuPath">Automatically</text:span> option. Click <text:span text:style-name="OOoMenuPath">OK</text:span> to save.</text:p>
        </text:list-item>
      </text:list>
      <text:p text:style-name="P7"><text:soft-page-break/><draw:frame draw:style-name="fr3" draw:name="Figure_AOO41GS04_20" text:anchor-type="as-char" svg:width="5.7535in" draw:z-index="51"><draw:text-box fo:min-height="1.7937in"><text:p text:style-name="OOoFigureCaption"><draw:frame draw:style-name="fr26" draw:name="AOO41GS04_029" text:anchor-type="as-char" svg:width="5.75in" svg:height="2.0236in" draw:z-index="52"><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14">You can also set hyphenation choices through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66"><draw:text-box fo:min-height="1.4409in"><text:p text:style-name="P36"><draw:frame draw:style-name="fr27" draw:name="AOO41GS04_030" text:anchor-type="as-char" svg:width="5.4366in" svg:height="1.1783in" draw:z-index="6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8">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3240_1111501873"/><text:soft-page-break/><text:alphabetical-index-mark text:string-value="formatting pages"/>Formatting Pages<text:bookmark-end text:name="__RefHeading__3240_1111501873"/></text:h>
      <text:p text:style-name="P6">Writer provides several ways for you to control <text:alphabetical-index-mark-start text:id="IMark68544628"/>page layouts<text:alphabetical-index-mark-end text:id="IMark68544628"/>: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9">Page layout is usually easier if you show text, object, table, and section boundarie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Appearance</text:span>, and paragraph ends, tabs, breaks, and other item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These last items will appear when <text:span text:style-name="OOoMenuPath">View </text:span><text:span text:style-name="OOoMenuPath"><text:span text:style-name="T23">&gt;</text:span></text:span><text:span text:style-name="OOoMenuPath"> Nonprinting Characters</text:span> is selected.</text:p>
          </table:table-cell>
        </table:table-row>
      </table:table>
      <text:h text:style-name="OOoHeading_20_2" text:outline-level="3"><text:bookmark-start text:name="__RefHeading__3242_1111501873"/>Which Layout Method to Choose?<text:bookmark-end text:name="__RefHeading__3242_1111501873"/></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13"><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14"><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15"><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16"><draw:image xlink:href="Pictures/10000201000001220000010A5450DAC2.png" xlink:type="simple" xlink:show="embed" xlink:actuate="onLoad"/></draw:frame></text:p>
          </table:table-cell>
        </table:table-row>
      </table:table>
      <text:h text:style-name="OOoHeading_20_2" text:outline-level="3"><text:bookmark-start text:name="__RefHeading__3244_1111501873"/><text:reference-mark-start text:name="Creating headers and footers"/>Creating Headers and Footers<text:bookmark-end text:name="__RefHeading__3244_1111501873"/><text:reference-mark-end text:name="Creating headers and footers"/></text:h>
      <text:p text:style-name="P4">A header is an area that appears at the top of a page. A footer appears at the bottom of the page. Information such as page numbers inserted into a header or footer displays on every page of the document with that page style.</text:p>
      <text:p text:style-name="P21">To insert a header, choose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240491" text:continue-list="list36255822" text:style-name="OOoNum_20_123">
        <text:list-item text:start-value="1">
          <text:p text:style-name="P59">Choose <text:span text:style-name="OOoMenuPath">File </text:span><text:span text:style-name="OOoMenuPath"><text:span text:style-name="T23">&gt;</text:span></text:span><text:span text:style-name="OOoMenuPath"> Properties </text:span><text:span text:style-name="OOoMenuPath"><text:span text:style-name="T23">&gt;</text:span></text:span><text:span text:style-name="OOoMenuPath"> Description</text:span> and type a title for your document.</text:p>
        </text:list-item>
        <text:list-item>
          <text:p text:style-name="P55">Add a header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text:p>
        </text:list-item>
        <text:list-item>
          <text:p text:style-name="OOoNum_20_123_20_Cont.">Place the cursor in the header part of the page.</text:p>
        </text:list-item>
        <text:list-item>
          <text:p text:style-name="P55">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3">&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3246_1111501873"/><text:alphabetical-index-mark text:string-value="numbering pages"/>Numbering Pages<text:alphabetical-index-mark text:string-value="page numbering"/><text:bookmark-end text:name="__RefHeading__3246_1111501873"/></text:h>
      <text:p text:style-name="OOoTextBody_5f_ListIntro">To automatically number pages:</text:p>
      <text:list xml:id="list36237858" text:continue-list="list36240491"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7">Place the cursor in the header or footer where you want the page number to appear and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6241193" text:continue-list="list36237858" text:style-name="OOoNum_20_123">
        <text:list-item text:start-value="1">
          <text:p text:style-name="OOoNum_20_123_20_Start">Type the word “page” and a space, then insert the page number as above.</text:p>
        </text:list-item>
        <text:list-item>
          <text:p text:style-name="P57">Press the space bar once, type the word “of” and a space, then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9">The Page Count field inserts the total number of pages in the document, as shown on the Statistics tab of the document’s Properties window (<text:span text:style-name="OOoMenuPath">File </text:span><text:span text:style-name="OOoMenuPath"><text:span text:style-name="T23">&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260541" text:continue-list="list36241193" text:style-name="OOoNum_20_123">
        <text:list-item text:start-value="1">
          <text:p text:style-name="P60">Place the cursor in the first paragraph of the new page.</text:p>
        </text:list-item>
        <text:list-item>
          <text:p text:style-name="P55"><text:span text:style-name="OOoMenuPath"><text:span text:style-name="T6">Choose </text:span></text:span><text:span text:style-name="OOoMenuPath">Format </text:span><text:span text:style-name="OOoMenuPath"><text:span text:style-name="T23">&gt;</text:span></text:span><text:span text:style-name="OOoMenuPath">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21">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6247674" text:continue-list="list36260541" text:style-name="OOoNum_20_123">
        <text:list-item text:start-value="1">
          <text:p text:style-name="P59"><text:span text:style-name="OOoMenuPath">Insert </text:span><text:span text:style-name="OOoMenuPath"><text:span text:style-name="T23">&gt;</text:span></text:span><text:span text:style-name="OOoMenuPath">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53"><draw:text-box fo:min-height="2.4472in"><text:p text:style-name="P24"><draw:frame draw:style-name="fr9" draw:name="AOO41GS04_035" text:anchor-type="as-char" svg:width="3.3335in" svg:height="2.2602in" draw:z-index="54"><draw:image xlink:href="Pictures/1000000000000140000000D9D06D8549.png" xlink:type="simple" xlink:show="embed" xlink:actuate="onLoad"/></draw:frame></text:p><text:p text:style-name="P24">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3248_1111501873"/>Changing P<text:alphabetical-index-mark text:string-value="Page Margins"/>age Margins<text:bookmark-end text:name="__RefHeading__3248_1111501873"/></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258950" text:continue-list="list36235428"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261011" text:continue-list="list3624767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55"><draw:text-box fo:min-height="1.8201in"><text:p text:style-name="P23"><draw:frame draw:style-name="fr9" draw:name="AOO41GS04_036" text:anchor-type="as-char" svg:width="2.1673in" svg:height="1.6571in" draw:z-index="56"><draw:image xlink:href="Pictures/10000000000000D00000009F326E04A8.png" xlink:type="simple" xlink:show="embed" xlink:actuate="onLoad"/></draw:frame></text:p><text:p text:style-name="P23">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236321" text:continue-list="list3626101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text:bookmark-start text:name="__RefHeading__3250_1111501873"/>Adding Comments to a Document<text:bookmark-end text:name="__RefHeading__3250_1111501873"/></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3">To insert a comment in the text, place the cursor in the place the comment refers to and choose <text:span text:style-name="OOoMenuPath">Insert </text:span><text:span text:style-name="OOoMenuPath"><text:span text:style-name="T23">&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57"><draw:text-box fo:min-height="3.3181in"><text:p text:style-name="OOoFigureCaption"><draw:frame draw:style-name="fr28" draw:name="AOO41GS04_037" text:anchor-type="paragraph" svg:x="0in" svg:y="0.0909in" svg:width="5.8535in" style:rel-width="100%" svg:height="3.5618in" style:rel-height="scale" draw:z-index="58"><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3">Choose <text:span text:style-name="OOoMenuPath">Tools </text:span><text:span text:style-name="OOoMenuPath"><text:span text:style-name="T23">&gt;</text:span></text:span><text:span text:style-name="OOoMenuPath"> Options </text:span><text:span text:style-name="OOoMenuPath">&gt; OpenOffice </text:span><text:span text:style-name="OOoMenuPath"><text:span text:style-name="T23">&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3252_1111501873"/>Creating a Table of Contents<text:bookmark-end text:name="__RefHeading__3252_1111501873"/></text:h>
      <text:p text:style-name="P11">Writer<text:span text:style-name="T8">’</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245966" text:continue-list="list3623632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5">Choose <text:span text:style-name="OOoMenuPath">Insert </text:span><text:span text:style-name="OOoMenuPath"><text:span text:style-name="T23">&gt;</text:span></text:span><text:span text:style-name="OOoMenuPath"> Indexes and Tables </text:span><text:span text:style-name="OOoMenuPath"><text:span text:style-name="T23">&gt;</text:span></text:span><text:span text:style-name="OOoMenuPath">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6262276" text:continue-list="list36245966" text:style-name="OOoNum_20_123">
        <text:list-item text:start-value="1">
          <text:p text:style-name="P60"><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9">If you cannot place your cursor in the table of contents, choo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9">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3254_1111501873"/>Creating Indexes and Bibliographies<text:bookmark-end text:name="__RefHeading__3254_1111501873"/></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2">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3256_1111501873"/>Adding Images and Other Graphics<text:bookmark-end text:name="__RefHeading__3256_1111501873"/></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243251" text:continue-list="list36258950"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3258_1111501873"/>Adding Tables, Spreadsheets, and Charts<text:bookmark-end text:name="__RefHeading__3258_1111501873"/></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3">&gt;</text:span></text:span><text:span text:style-name="OOoMenuPath"> Table</text:span><text:span text:style-name="OOoMenuPath"><text:span text:style-name="T6">.</text:span></text:span></text:p>
        </text:list-item>
        <text:list-item text:start-value="1">
          <text:p text:style-name="OOoList_20_1_20_Cont.">From the <text:span text:style-name="T15">main menu</text:span>, choose <text:span text:style-name="OOoMenuPath"><text:span text:style-name="T2">Table </text:span></text:span><text:span text:style-name="OOoMenuPath"><text:span text:style-name="T24">&gt;</text:span></text:span><text:span text:style-name="OOoMenuPath"><text:span text:style-name="T2"> Insert </text:span></text:span><text:span text:style-name="OOoMenuPath"><text:span text:style-name="T24">&gt;</text:span></text:span><text:span text:style-name="OOoMenuPath"><text:span text:style-name="T2"> Table</text:span></text:span><text:span text:style-name="OOoMenuPath"><text:span text:style-name="T6">.</text:span></text:span></text:p>
        </text:list-item>
      </text:list>
      <text:list xml:id="list36254435" text:continue-list="list36243251" text:style-name="OOoBullets_20_1">
        <text:list-item>
          <text:p text:style-name="P71">Press <text:span text:style-name="OOoKeystroke">Ctrl+F12</text:span> on the keyboard.</text:p>
        </text:list-item>
        <text:list-item>
          <text:p text:style-name="P62">From the Standard toolbar, click the <text:span text:style-name="OOoMenuPath">Table</text:span> icon <draw:frame draw:style-name="fr12" draw:name="graphics1" text:anchor-type="as-char" svg:y="-0.2571in" svg:width="0.361in" svg:height="0.2638in" draw:z-index="59"><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3">You can create a table from text, or convert a table to text, using <text:span text:style-name="OOoMenuPath">Table </text:span><text:span text:style-name="OOoMenuPath"><text:span text:style-name="T23">&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3260_1111501873"/>Creating a Table from a Calc Spreadsheet<text:bookmark-end text:name="__RefHeading__3260_1111501873"/></text:h>
      <text:p text:style-name="OOoTextBody_5f_ListIntro">You can insert a table from a Calc spreadsheet into a Writer document:</text:p>
      <text:list xml:id="list36243470" text:continue-list="list36262276"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5">Choose <text:span text:style-name="OOoMenuPath">Edit </text:span><text:span text:style-name="OOoMenuPath"><text:span text:style-name="T23">&gt;</text:span></text:span><text:span text:style-name="OOoMenuPath"> Copy</text:span> or press <text:span text:style-name="OOoKeystroke">Ctrl+C</text:span>.</text:p>
        </text:list-item>
        <text:list-item>
          <text:p text:style-name="P57">In the Writer document, choose <text:span text:style-name="OOoMenuPath">Edit </text:span><text:span text:style-name="OOoMenuPath"><text:span text:style-name="T23">&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6242582" text:continue-list="list3624347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3262_1111501873"/>Creating a Chart<text:bookmark-end text:name="__RefHeading__3262_1111501873"/></text:h>
      <text:p text:style-name="OOoTextBody_5f_ListIntro">You can create a chart in three ways:</text:p>
      <text:list xml:id="list36261092" text:continue-list="list36254435"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234364"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244893"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6257321" text:continue-list="list36242582" text:style-name="OOoNum_20_123">
        <text:list-item text:start-value="1">
          <text:p text:style-name="OOoNum_20_123_20_Start">Click inside the Writer table.</text:p>
        </text:list-item>
        <text:list-item>
          <text:p text:style-name="P55">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238762" text:continue-list="list36257321" text:style-name="OOoNum_20_123">
        <text:list-item text:start-value="1">
          <text:p text:style-name="P59">If you have not selected any cells, 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to insert a chart with default data.</text:p>
        </text:list-item>
        <text:list-item>
          <text:p text:style-name="P57">You can change the default data values by double-clicking on the chart and then choosing <text:span text:style-name="OOoMenuPath">View </text:span><text:span text:style-name="OOoMenuPath"><text:span text:style-name="T23">&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3264_1111501873"/>Adding a Movie or Sound<text:bookmark-end text:name="__RefHeading__3264_1111501873"/></text:h>
      <text:p text:style-name="OOoTextBody_5f_ListIntro">To insert a movie or sound file into your document:</text:p>
      <text:list xml:id="list36261099" text:continue-list="list36238762" text:style-name="OOoNum_20_123">
        <text:list-item text:start-value="1">
          <text:p text:style-name="OOoNum_20_123_20_Start">Click where you want to insert the file.</text:p>
        </text:list-item>
        <text:list-item>
          <text:p text:style-name="P55">Choose <text:span text:style-name="OOoMenuPath">Insert </text:span><text:span text:style-name="OOoMenuPath"><text:span text:style-name="T23">&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242001" text:continue-numbering="true" text:style-name="OOoNum_20_123">
        <text:list-item>
          <text:p text:style-name="OOoNum_20_123_20_End">Click <text:span text:style-name="OOoMenuPath">Open</text:span>.</text:p>
        </text:list-item>
      </text:list>
      <text:p text:style-name="P13">Alternatively, you can choose <text:span text:style-name="OOoMenuPath">Tools </text:span><text:span text:style-name="OOoMenuPath"><text:span text:style-name="T23">&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262740" text:continue-list="list36242001"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234394" text:continue-numbering="true" text:style-name="OOoNum_20_123">
        <text:list-item>
          <text:p text:style-name="P56">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3266_1111501873"/>Printing<text:bookmark-end text:name="__RefHeading__3266_1111501873"/></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3268_1111501873"/>Using M<text:alphabetical-index-mark text:string-value="Mail Merge"/>ail Merge<text:bookmark-end text:name="__RefHeading__3268_1111501873"/></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264967" text:continue-list="list36244893"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bookmark-start text:name="__RefHeading__3270_1111501873"/>Tracking Changes to a Document<text:bookmark-end text:name="__RefHeading__3270_1111501873"/></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9">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3">&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4">Save versions that are stored as part of the original file. However, this method can cause problems with documents of non-trivial size or complexity, especially if you save a lot of versions. Avoid this method if you can.</text:p>
        </text:list-item>
        <text:list-item>
          <text:p text:style-name="P54">Use Writer’s change marks (often called “red lines” or “<text:alphabetical-index-mark-start text:id="IMark173703984"/>revision marks<text:alphabetical-index-mark-end text:id="IMark173703984"/>”) to show where you have added or deleted material, or changed formatting.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3272_1111501873"/><text:soft-page-break/>Using Fields<text:bookmark-end text:name="__RefHeading__3272_1111501873"/></text:h>
      <text:p text:style-name="P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3274_1111501873"/><text:alphabetical-index-mark text:string-value="accepting or rejecting changes"/>Linking to Another Part of a Document<text:bookmark-end text:name="__RefHeading__3274_1111501873"/></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244340" text:continue-list="list36264967"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255174" text:continue-list="list3624434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3276_1111501873"/>Using Hyperlinks<text:bookmark-end text:name="__RefHeading__3276_1111501873"/></text:h>
      <text:p text:style-name="OOoTextBody_5f_ListIntro">The easiest way to insert a hyperlink to another part of the same document is by using the Navigator:</text:p>
      <text:list xml:id="list36265978" text:continue-list="list36234394" text:style-name="OOoNum_20_123">
        <text:list-item text:start-value="1">
          <text:p text:style-name="OOoNum_20_123_20_Start">Open the document containing the items you want to cross-reference.</text:p>
        </text:list-item>
        <text:list-item>
          <text:p text:style-name="P55">Open the Navigator by clicking its icon, going to the Navigator deck in the Sidebar, choosing <text:span text:style-name="OOoMenuPath">View </text:span><text:span text:style-name="OOoMenuPath"><text:span text:style-name="T23">&gt;</text:span></text:span><text:span text:style-name="OOoMenuPath">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60"><draw:text-box fo:min-height="2.8283in"><text:p text:style-name="P43"><draw:frame draw:style-name="fr9" draw:name="AOO41GS04_039" text:anchor-type="as-char" svg:width="3.7283in" svg:height="2.6091in" draw:z-index="61"><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3278_1111501873"/>Using Cross-References<text:bookmark-end text:name="__RefHeading__3278_1111501873"/></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370729260"/><text:alphabetical-index-mark-start text:id="IMark68588972" text:key1="fields"/>bookmarks<text:alphabetical-index-mark-end text:id="IMark68588972"/><text:alphabetical-index-mark-end text:id="IMark370729260"/>,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252951" text:continue-list="list36265978" text:style-name="OOoNum_20_123">
        <text:list-item text:start-value="1">
          <text:p text:style-name="OOoNum_20_123_20_Start">In your document, place the cursor where you want the cross-reference to appear.</text:p>
        </text:list-item>
        <text:list-item>
          <text:p text:style-name="P55">If the Fields dialog is not open, click <text:span text:style-name="OOoMenuPath">Insert </text:span><text:span text:style-name="OOoMenuPath"><text:span text:style-name="T23">&gt;</text:span></text:span><text:span text:style-name="OOoMenuPath"> Cross-reference</text:span>. On the <text:span text:style-name="OOoEmphasis"><text:span text:style-name="T6">Cross-references</text:span></text:span><text:span text:style-name="T3"> </text:span>tab,<text:span text:style-name="T5"> in the </text:span><text:span text:style-name="OOoEmphasis"><text:span text:style-name="T6">Type</text:span></text:span><text:span text:style-name="T3">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3"> </text:span>list, which shows all the items of the selected type. In the <text:span text:style-name="OOoEmphasis"><text:span text:style-name="T6">Format</text:span></text:span><text:span text:style-name="T3"> </text:span>list, choose the format required. Usually this will be <text:span text:style-name="OOoMenuPath">Reference</text:span> (to insert the full text of the heading or caption), <text:span text:style-name="OOoMenuPath"><text:span text:style-name="T3">Category and Number</text:span></text:span><text:span text:style-name="T3"> </text:span>(to insert the word “Figure<text:span text:style-name="T22">”</text:span> or “Table” and its number, but without the caption text), Numbering (to insert only the figure or table number, without the word “Figure” or “Table”), or <text:span text:style-name="OOoMenuPath">Page</text:span><text:span text:style-name="T3"> </text:span>(to insert the number of the page the referenced text is on). Click <text:span text:style-name="OOoMenuPath"><text:span text:style-name="T4">Insert</text:span></text:span>.</text:p>
        </text:list-item>
      </text:list>
      <text:p text:style-name="OOoFigure"><text:soft-page-break/><draw:frame draw:style-name="fr3" draw:name="Figure_AOO41GS04_26" text:anchor-type="as-char" svg:width="5.9098in" draw:z-index="62"><draw:text-box fo:min-height="4.8957in"><text:p text:style-name="P25"/><text:p text:style-name="P23"><draw:frame draw:style-name="fr29" draw:name="AOO41GS04_040" text:anchor-type="paragraph" svg:width="5.8362in" svg:height="4.9673in" draw:z-index="63"><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3280_1111501873"/>Using Bookmarks<text:bookmark-end text:name="__RefHeading__3280_1111501873"/></text:h>
      <text:p text:style-name="OOoTextBody_5f_ListIntro">Bookmarks are listed in the Navigator and can be accessed directly from there with a single mouse click. You can cross-reference to bookmarks and create hyperlinks to bookmarks, as described above.</text:p>
      <text:list xml:id="list36261137" text:continue-list="list36252951" text:style-name="OOoNum_20_123">
        <text:list-item text:start-value="1">
          <text:p text:style-name="P59">Select the text you want to bookmark. Click <text:span text:style-name="OOoMenuPath"><text:span text:style-name="T4">Insert </text:span></text:span><text:span text:style-name="OOoMenuPath"><text:span text:style-name="T25">&gt;</text:span></text:span><text:span text:style-name="OOoMenuPath"><text:span text:style-name="T4"> Bookmark</text:span></text:span>.</text:p>
        </text:list-item>
        <text:list-item>
          <text:p text:style-name="OOoNum_20_123_20_End">On the <text:alphabetical-index-mark-start text:id="IMark68588684"/>Insert Bookmark dialog<text:alphabetical-index-mark-end text:id="IMark68588684"/>, the larger box lists any previously defined bookmarks. Type a name for this bookmark in the top box, and then click <text:span text:style-name="OOoMenuPath"><text:span text:style-name="T4">OK</text:span></text:span>.</text:p>
        </text:list-item>
      </text:list>
      <text:p text:style-name="P33"><draw:frame draw:style-name="fr3" draw:name="Figure_AOO41GS04_27" text:anchor-type="as-char" svg:width="3.7189in" draw:z-index="64"><draw:text-box fo:min-height="2.1827in"><text:p text:style-name="OOoFigureCaption"><draw:frame draw:style-name="fr30" draw:name="AOO41GS04_041" text:anchor-type="paragraph" svg:x="0.0016in" svg:y="0.0008in" svg:width="3.7189in" style:rel-width="100%" svg:height="2in" style:rel-height="scale" draw:z-index="65"><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3282_1111501873"/><text:soft-page-break/>Using Master Documents<text:bookmark-end text:name="__RefHeading__3282_1111501873"/></text:h>
      <text:p text:style-name="P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3284_1111501873"/>Creating Fill-in Forms<text:bookmark-end text:name="__RefHeading__3284_1111501873"/></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263935" text:continue-list="list36255174"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Standard">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4 Getting Started with Writer</text:title><text:tab/><text:chapter text:display="name" text:outline-level="1"/><text:tab/><text:page-number text:select-page="current"/></text:p>
      </style:footer>
    </style:master-page>
    <style:master-page style:name="OOoFrontMatter" style:page-layout-name="Mpm7">
      <style:footer>
        <text:p text:style-name="MP2"><text:title>AOO41GS4 Getting Started with Writer</text:title> | <text:page-number text:select-page="current">31</text:page-number></text:p>
      </style:footer>
      <style:footer-left>
        <text:p text:style-name="OOoFooter"><text:page-number text:select-page="current">32</text:page-number> | <text:title>AOO41GS4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5</text:page-number></text:p>
      </style:footer>
      <style:footer-left>
        <text:p text:style-name="OOoFooter"><text:page-number text:select-page="current">36</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4 Getting Started with Writer</dc:title>
    <meta:editing-duration>PT1H29M4S</meta:editing-duration>
    <meta:editing-cycles>19</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16T16:00:26.59</dc:date>
    <dc:creator>Keith McKenna</dc:creator>
    <dc:description>This is Chapter 3 of the Apache OpenOffice® Getting Started Guide.</dc:description>
    <meta:document-statistic meta:table-count="28" meta:image-count="41" meta:object-count="0" meta:page-count="32" meta:paragraph-count="617" meta:word-count="9741" meta:character-count="55256"/>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